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line-height="150%" style:snap-to-layout-gri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 style:snap-to-layout-grid="false"/>
    </style:style>
    <style:style style:name="P4" style:family="paragraph" style:parent-style-name="Standard">
      <style:paragraph-properties fo:text-align="justify" style:justify-single-word="false"/>
      <style:text-properties fo:color="#0000ff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8000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cc9900" style:font-name="Tahoma" style:font-name-complex="Tahoma"/>
    </style:style>
    <style:style style:name="P7" style:family="paragraph" style:parent-style-name="Standard">
      <style:paragraph-properties fo:margin-left="6.251cm" fo:margin-right="6.248cm" fo:text-align="center" style:justify-single-word="false" fo:text-indent="0cm" style:auto-text-indent="false" fo:background-color="#ffff99" fo:padding-left="0.141cm" fo:padding-right="0.141cm" fo:padding-top="0.035cm" fo:padding-bottom="0.035cm" fo:border="0.018cm solid #000000" style:shadow="#000000 0.159cm 0.159cm">
        <style:background-image/>
      </style:paragraph-properties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fo:font-size="12pt" fo:language="zxx" fo:country="none" style:font-size-asian="12pt" style:language-asian="zxx" style:country-asian="none" style:font-size-complex="12pt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fo:font-size="12pt" fo:language="zxx" fo:country="none" style:font-size-asian="12pt" style:language-asian="zxx" style:country-asian="none" style:font-size-complex="12pt"/>
    </style:style>
    <style:style style:name="P10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fo:font-size="12pt" style:font-size-asian="12pt"/>
    </style:style>
    <style:style style:name="P13" style:family="paragraph" style:parent-style-name="Standard">
      <style:paragraph-properties fo:margin-left="0cm" fo:margin-right="-0.004cm" fo:line-height="150%" fo:text-indent="0cm" style:auto-text-indent="false">
        <style:tab-stops>
          <style:tab-stop style:position="1.752cm"/>
          <style:tab-stop style:position="8.251cm"/>
        </style:tab-stops>
      </style:paragraph-properties>
    </style:style>
    <style:style style:name="P14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</style:style>
    <style:style style:name="P15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4.001cm" fo:margin-right="-0.004cm" fo:text-align="justify" style:justify-single-word="false" fo:text-indent="-4.001cm" style:auto-text-indent="false">
        <style:tab-stops>
          <style:tab-stop style:position="-2.249cm"/>
          <style:tab-stop style:position="-0.249cm"/>
        </style:tab-stops>
      </style:paragraph-properties>
    </style:style>
    <style:style style:name="P17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Times New Roman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8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color="#008000" fo:font-size="12pt" style:font-size-asian="12pt" style:font-size-complex="12pt"/>
    </style:style>
    <style:style style:name="T4" style:family="text">
      <style:text-properties fo:color="#0000ff" fo:font-size="12pt" style:font-size-asian="12pt" style:font-size-complex="12pt"/>
    </style:style>
    <style:style style:name="T5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6" style:family="text">
      <style:text-properties fo:color="#cc9900" style:font-name="Tahoma" fo:font-size="9pt" style:text-underline-style="solid" style:text-underline-width="auto" style:text-underline-color="font-color" fo:font-weight="bold" style:font-size-asian="9pt" style:font-weight-asian="bold" style:font-name-complex="Tahoma" style:font-size-complex="9pt"/>
    </style:style>
    <style:style style:name="T7" style:family="text">
      <style:text-properties fo:color="#cc9900" style:font-name="Tahoma" fo:font-size="9pt" style:font-size-asian="9pt" style:font-name-complex="Tahoma" style:font-size-complex="9pt"/>
    </style:style>
    <style:style style:name="T8" style:family="text">
      <style:text-properties fo:color="#cc9900" style:font-name="Tahoma" fo:font-size="9pt" fo:font-weight="bold" style:font-size-asian="9pt" style:font-weight-asian="bold" style:font-name-complex="Tahoma" style:font-size-complex="9pt"/>
    </style:style>
    <style:style style:name="T9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10" style:family="text">
      <style:text-properties fo:color="#000000" style:font-name="Arial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name-asian="Courier New" style:font-weight-asian="bold" style:font-name-complex="Courier New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 style:shadow="#000000 0.212cm 0.212cm">
        <style:background-image/>
      </style:graphic-properties>
    </style:style>
    <style:style style:name="gr1" style:family="graphic">
      <style:graphic-properties draw:stroke="solid" svg:stroke-width="0.026cm" svg:stroke-color="#cc9900" draw:marker-end="msArrowStealth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1">%#include </text:span><text:span text:style-name="T12">enTetesDecisionRFM</text:span><text:span text:style-name="T11">#%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5">A adresser à</text:span><text:span text:style-name="T7"> :</text:span></text:p>
          </table:table-cell>
          <table:table-cell table:style-name="Table1.B1" office:value-type="string">
            <text:p text:style-name="P3"><text:span text:style-name="T3">CMS </text:span><text:span text:style-name="T4">de</text:span><text:span text:style-name="T3"> …</text:span></text:p>
            <text:p text:style-name="P4"/>
            <text:p text:style-name="P5"/>
            <text:p text:style-name="P4"/>
          </table:table-cell>
        </table:table-row>
      </table:table>
      <text:p text:style-name="P2"/>
      <text:p text:style-name="P2"/>
      <text:p text:style-name="P7">%=RAPPEL=%</text:p>
      <text:p text:style-name="P2"/>
      <text:p text:style-name="P2"/>
      <text:p text:style-name="P15">%=OBJET=%</text:p>
      <text:p text:style-name="P2"/>
      <text:p text:style-name="P8"><draw:frame draw:style-name="fr1" draw:name="Frame1" text:anchor-type="char" svg:x="3.932cm" svg:y="-0.011cm" svg:width="5.74cm" svg:height="0.667cm" draw:z-index="0"><draw:text-box><text:p text:style-name="P6">= date envoi lettre n° 6.1 ou 6.2</text:p></draw:text-box></draw:frame></text:p>
      <text:p text:style-name="P10">%=TITRE=%<draw:line text:anchor-type="char" draw:z-index="1" draw:style-name="gr1" draw:text-style-name="P18" svg:x1="4.262cm" svg:y1="0.15cm" svg:x2="3.309cm" svg:y2="1.154cm"><text:p/></draw:line></text:p>
      <text:p text:style-name="P10"/>
      <text:p text:style-name="P10">%=COURRIER=%</text:p>
      <text:p text:style-name="P10"/>
      <text:p text:style-name="P10">%=DETERMINATION=%</text:p>
      <text:p text:style-name="P10"/>
      <text:p text:style-name="P10">%=SALUTATIONS=%</text:p>
      <text:p text:style-name="P11"/>
      <text:p text:style-name="P9"/>
      <text:p text:style-name="P14"><text:tab/><text:span text:style-name="T9">%#</text:span><text:span text:style-name="T10">include <text:s/>signatureRFM</text:span><text:span text:style-name="T9">#%</text:span></text:p>
      <text:p text:style-name="P12"/>
      <text:p text:style-name="P12"/>
      <text:p text:style-name="P13"><text:span text:style-name="T2">%=ANNEXE=%</text:span><text:span text:style-name="T1"> :<text:tab/>%=MENTIONNE=%</text:span></text:p>
      <text:p text:style-name="P16"><text:span text:style-name="T2">%=COPIE=%</text:span><text:span text:style-name="T1"> :<text:tab/>%=BENEF_PC=%</text:span><draw:frame draw:style-name="fr2" draw:name="Frame2" text:anchor-type="char" svg:x="10.89cm" svg:y="0.568cm" svg:width="4.152cm" svg:height="2.461cm" draw:z-index="2"><draw:text-box><text:p text:style-name="Standard"><text:span text:style-name="T7">Ce rappel doit être généré : </text:span><text:span text:style-name="T6">2 mois</text:span><text:span text:style-name="T8"> </text:span><text:span text:style-name="T7">après l'envoi de la lettre n° 6.1 ou </text:span><text:span text:style-name="T6">3 mois</text:span><text:span text:style-name="T7"> après la lettre 6.2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StealthEnd_20_5" draw:display-name="msArrowStealthEnd 5" svg:viewBox="0 0 210 210" svg:d="m105 0 105 210-105-84-105 84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6-12T16:49:00</meta:creation-date>
    <dc:creator>Mike Boillat</dc:creator>
    <dc:date>2012-02-23T16:01:22</dc:date>
    <meta:print-date>2009-06-15T12:14:00</meta:print-date>
    <meta:editing-cycles>10</meta:editing-cycles>
    <meta:editing-duration>PT1H37M13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1565529501</meta:user-defined>
    <meta:document-statistic meta:table-count="1" meta:image-count="0" meta:object-count="0" meta:page-count="1" meta:paragraph-count="14" meta:word-count="48" meta:character-count="332"/>
  </office:meta>
</office:document-meta>
</file>